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4*"/>
    </style:style>
    <style:style style:name="Table1.B" style:family="table-column">
      <style:table-column-properties style:column-width="1.4278in" style:rel-column-width="13511*"/>
    </style:style>
    <style:style style:name="Table1.C" style:family="table-column">
      <style:table-column-properties style:column-width="1.3424in" style:rel-column-width="12703*"/>
    </style:style>
    <style:style style:name="Table1.E" style:family="table-column">
      <style:table-column-properties style:column-width="1.3854in" style:rel-column-width="1311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249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Times New Roman"/>
    </style:style>
    <style:style style:name="P2" style:family="paragraph" style:parent-style-name="Preformatted_20_Text">
      <style:text-properties style:font-name="Times New Roma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Preformatted_20_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Times New Roman" fo:font-size="10pt" officeooo:paragraph-rsid="000565f0" style:font-name-asian="Liberation Mono" style:font-size-asian="10pt" style:font-name-complex="Liberation Mono" style:font-size-complex="10pt"/>
    </style:style>
    <style:style style:name="P6" style:family="paragraph" style:parent-style-name="Preformatted_20_Text">
      <style:text-properties style:font-name="Times New Roman" officeooo:paragraph-rsid="000565f0"/>
    </style:style>
    <style:style style:name="P7" style:family="paragraph" style:parent-style-name="Preformatted_20_Text">
      <style:paragraph-properties fo:margin-top="0.0398in" fo:margin-bottom="0.0398in" loext:contextual-spacing="false"/>
      <style:text-properties style:font-name="Times New Roman"/>
    </style:style>
    <style:style style:name="P8" style:family="paragraph" style:parent-style-name="Preformatted_20_Text">
      <style:paragraph-properties fo:margin-top="0.0398in" fo:margin-bottom="0.0398in" loext:contextual-spacing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margin-top="0.0398in" fo:margin-bottom="0.0398in" loext:contextual-spacing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pt" officeooo:rsid="000cd69a" officeooo:paragraph-rsid="000cd69a" style:font-name-asian="Liberation Mono" style:font-size-asian="10pt" style:font-name-complex="Liberation Mono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0pt" officeooo:rsid="000d8c1b" officeooo:paragraph-rsid="000d8c1b" style:font-name-asian="Liberation Mono" style:font-size-asian="10pt" style:font-name-complex="Liberation Mono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0pt" officeooo:rsid="000cd69a" officeooo:paragraph-rsid="000cd69a" style:font-name-asian="Liberation Mono" style:font-size-asian="10pt" style:font-name-complex="Liberation Mono" style:font-size-complex="10pt"/>
    </style:style>
    <style:style style:name="T1" style:family="text">
      <style:text-properties officeooo:rsid="000565f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9baaf"/>
    </style:style>
    <style:style style:name="T4" style:family="text">
      <style:text-properties officeooo:rsid="000ba8b2"/>
    </style:style>
    <style:style style:name="T5" style:family="text">
      <style:text-properties officeooo:rsid="000c8efd"/>
    </style:style>
    <style:style style:name="T6" style:family="text">
      <style:text-properties officeooo:rsid="000cd69a"/>
    </style:style>
    <style:style style:name="T7" style:family="text">
      <style:text-properties officeooo:rsid="000d8c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словие задачи</text:p>
      <text:p text:style-name="P1">Ввести список квартир, содержащий адрес, общую площадь, количество комнат, стоимость квадратного метра, первичное жилье или нет (первичное – с отделкой или без нее; вторичное – время постройки, количество предыдущих собственников, количество последних жильцов, были ли животные). Найти все вторичное 2-х комнатное жилье в указанном ценовом диапазоне без животных. </text:p>
      <text:p text:style-name="P1"/>
      <text:p text:style-name="P3">Техническое задание</text:p>
      <text:p text:style-name="P1">Приобрести навыки работы с типом данных «запись» (структура), содержащим вариантную часть (объединение, смесь), и с данными, хранящимися в таблицах, произвести сравнительный анализ реализации алгоритмов сортировки и поиска информации в таблицах, при использовании записей с большим числом полей, и тех же алгоритмов, при использовании таблицы ключей; оценить эффективность программы по времени и по используемому объему памяти при использовании различных структур и эффективность использования различных алгоритмов сортировок.</text:p>
      <text:p text:style-name="P1"/>
      <text:p text:style-name="P4">Входные данные</text:p>
      <text:p text:style-name="P1">Пункт меню (число от <text:span text:style-name="T4">0</text:span> до <text:span text:style-name="T5">9</text:span>), <text:span text:style-name="T5">файл с записями квартир, параметры <text:s/>добавляемой / удаляемой квартиры.</text:span></text:p>
      <text:p text:style-name="P1"/>
      <text:p text:style-name="P4">Выходные данные</text:p>
      <text:p text:style-name="P1">Текущее состояние таблицы, <text:span text:style-name="T5">результаты сравнения эффективности сортировок, результаты поиска по заданным полям.</text:span></text:p>
      <text:p text:style-name="P1"/>
      <text:p text:style-name="P4">Возможные аварийные ситуации</text:p>
      <text:p text:style-name="P1">Некорректный ввод данных</text:p>
      <text:p text:style-name="P1"/>
      <text:p text:style-name="P3">Структуры данных</text:p>
      <text:p text:style-name="P7">Структура самой таблицы: </text:p>
      <text:p text:style-name="P1"/>
      <text:p text:style-name="P1">typedef struct table</text:p>
      <text:p text:style-name="P1">{</text:p>
      <text:p text:style-name="P1"><text:s text:c="4"/>appartments_t *appartments;</text:p>
      <text:p text:style-name="P1"><text:s text:c="4"/>keys_t *keys;</text:p>
      <text:p text:style-name="P1"><text:s text:c="4"/>short size;</text:p>
      <text:p text:style-name="P1"><text:s text:c="4"/>short maxsize; </text:p>
      <text:p text:style-name="P1">}</text:p>
      <text:p text:style-name="P1"/>
      <text:p text:style-name="P1">Структура массива ключей:</text:p>
      <text:p text:style-name="P1"/>
      <text:p text:style-name="P1">typedef struct keys</text:p>
      <text:p text:style-name="P1">{</text:p>
      <text:p text:style-name="P1"><text:s text:c="4"/>int area;</text:p>
      <text:p text:style-name="P1"><text:s text:c="4"/>short id;</text:p>
      <text:p text:style-name="P1">} keys_t;</text:p>
      <text:p text:style-name="P1"/>
      <text:p text:style-name="P1">Сами квартиры описываются с помощью трех структур и одной смеси:</text:p>
      <text:p text:style-name="P1"/>
      <text:p text:style-name="P1">typedef struct appartments</text:p>
      <text:p text:style-name="P1">{</text:p>
      <text:p text:style-name="P1"><text:s text:c="4"/>char address[ADDRESS_MAX_SIZE];</text:p>
      <text:p text:style-name="P1"><text:s text:c="4"/>int area;</text:p>
      <text:p text:style-name="P1"><text:s text:c="4"/>short rooms;</text:p>
      <text:p text:style-name="P1"><text:s text:c="4"/>int square_meter_price;</text:p>
      <text:p text:style-name="P1"><text:s text:c="4"/>bool is_primary;</text:p>
      <text:p text:style-name="P1"><text:s text:c="4"/>primary_t flat;</text:p>
      <text:p text:style-name="P1">}</text:p>
      <text:p text:style-name="P1"/>
      <text:p text:style-name="P1"><text:soft-page-break/></text:p>
      <text:p text:style-name="P1">typedef union primary</text:p>
      <text:p text:style-name="P1">{</text:p>
      <text:p text:style-name="P1"><text:s text:c="4"/>is_primary_t primary;</text:p>
      <text:p text:style-name="P1"><text:s text:c="4"/>not_primary_t secondary;</text:p>
      <text:p text:style-name="P1">} primary_t;</text:p>
      <text:p text:style-name="P1"/>
      <text:p text:style-name="P1">typedef struct is_primary</text:p>
      <text:p text:style-name="P1">{</text:p>
      <text:p text:style-name="P1"><text:s text:c="4"/>bool is_decoration;</text:p>
      <text:p text:style-name="P1">} is_primary_t;</text:p>
      <text:p text:style-name="P1"/>
      <text:p text:style-name="P1">typedef struct not_primary</text:p>
      <text:p text:style-name="P1">{</text:p>
      <text:p text:style-name="P1"><text:s text:c="4"/>short build_time;</text:p>
      <text:p text:style-name="P1"><text:s text:c="4"/>short previous_count;</text:p>
      <text:p text:style-name="P1"><text:s text:c="4"/>short last_count;</text:p>
      <text:p text:style-name="P1"><text:s text:c="4"/>bool is_animals;</text:p>
      <text:p text:style-name="P1">} <text:span text:style-name="T5">not_primary_t;</text:span></text:p>
      <text:p text:style-name="P1"/>
      <text:p text:style-name="P8">Замеры времени</text:p>
      <text:p text:style-name="P7">Время сортировки (в тактах процессора, процессор со средней частотой ~ 2.5gHz)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row>
          <table:table-cell table:style-name="Table1.A1" table:number-rows-spanned="2" office:value-type="string">
            <text:p text:style-name="P5">Количество записей</text:p>
          </table:table-cell>
          <table:table-cell table:style-name="Table1.A1" table:number-columns-spanned="2" office:value-type="string">
            <text:p text:style-name="P5">Пузырек</text:p>
          </table:table-cell>
          <table:covered-table-cell/>
          <table:table-cell table:style-name="Table1.D1" table:number-columns-spanned="2" office:value-type="string">
            <text:p text:style-name="P5">QuickSort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5">Таблица</text:p>
          </table:table-cell>
          <table:table-cell table:style-name="Table1.B2" office:value-type="string">
            <text:p text:style-name="P5">Массив ключей</text:p>
          </table:table-cell>
          <table:table-cell table:style-name="Table1.B2" office:value-type="string">
            <text:p text:style-name="P5">Таблица</text:p>
          </table:table-cell>
          <table:table-cell table:style-name="Table1.E2" office:value-type="string">
            <text:p text:style-name="P5">Массив ключей</text:p>
          </table:table-cell>
        </table:table-row>
        <table:table-row>
          <table:table-cell table:style-name="Table1.B2" office:value-type="string">
            <text:p text:style-name="P5">10</text:p>
          </table:table-cell>
          <table:table-cell table:style-name="Table1.B2" office:value-type="string">
            <text:p text:style-name="P5">12084</text:p>
          </table:table-cell>
          <table:table-cell table:style-name="Table1.B2" office:value-type="string">
            <text:p text:style-name="P5">6475</text:p>
          </table:table-cell>
          <table:table-cell table:style-name="Table1.B2" office:value-type="string">
            <text:p text:style-name="P5">30030</text:p>
          </table:table-cell>
          <table:table-cell table:style-name="Table1.E2" office:value-type="string">
            <text:p text:style-name="P5">25956</text:p>
          </table:table-cell>
        </table:table-row>
        <table:table-row>
          <table:table-cell table:style-name="Table1.B2" office:value-type="string">
            <text:p text:style-name="P5">50</text:p>
          </table:table-cell>
          <table:table-cell table:style-name="Table1.B2" office:value-type="string">
            <text:p text:style-name="P5">175794</text:p>
          </table:table-cell>
          <table:table-cell table:style-name="Table1.B2" office:value-type="string">
            <text:p text:style-name="P5">91551</text:p>
          </table:table-cell>
          <table:table-cell table:style-name="Table1.B2" office:value-type="string">
            <text:p text:style-name="P5">52497</text:p>
          </table:table-cell>
          <table:table-cell table:style-name="Table1.E2" office:value-type="string">
            <text:p text:style-name="P5">37902</text:p>
          </table:table-cell>
        </table:table-row>
        <table:table-row>
          <table:table-cell table:style-name="Table1.B2" office:value-type="string">
            <text:p text:style-name="P5">150</text:p>
          </table:table-cell>
          <table:table-cell table:style-name="Table1.B2" office:value-type="string">
            <text:p text:style-name="P5">1502460</text:p>
          </table:table-cell>
          <table:table-cell table:style-name="Table1.B2" office:value-type="string">
            <text:p text:style-name="P5">483906 </text:p>
          </table:table-cell>
          <table:table-cell table:style-name="Table1.B2" office:value-type="string">
            <text:p text:style-name="P5">208017</text:p>
          </table:table-cell>
          <table:table-cell table:style-name="Table1.E2" office:value-type="string">
            <text:p text:style-name="P5"><text:span text:style-name="T1">1</text:span>26576</text:p>
          </table:table-cell>
        </table:table-row>
        <table:table-row>
          <table:table-cell table:style-name="Table1.B2" office:value-type="string">
            <text:p text:style-name="P5">500</text:p>
          </table:table-cell>
          <table:table-cell table:style-name="Table1.B2" office:value-type="string">
            <text:p text:style-name="P5">20992533</text:p>
          </table:table-cell>
          <table:table-cell table:style-name="Table1.B2" office:value-type="string">
            <text:p text:style-name="P5">6382914</text:p>
          </table:table-cell>
          <table:table-cell table:style-name="Table1.B2" office:value-type="string">
            <text:p text:style-name="P5">394554</text:p>
          </table:table-cell>
          <table:table-cell table:style-name="Table1.E2" office:value-type="string">
            <text:p text:style-name="P5">240063 </text:p>
          </table:table-cell>
        </table:table-row>
      </table:table>
      <text:p text:style-name="P1"/>
      <text:p text:style-name="P6"/>
      <text:p text:style-name="P6">Объем занимаемой памяти: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">Количество записей</text:p>
          </table:table-cell>
          <table:table-cell table:style-name="Table2.A1" office:value-type="string">
            <text:p text:style-name="P5">Таблица</text:p>
          </table:table-cell>
          <table:table-cell table:style-name="Table2.C1" office:value-type="string">
            <text:p text:style-name="P5">Массив ключей</text:p>
          </table:table-cell>
        </table:table-row>
        <table:table-row>
          <table:table-cell table:style-name="Table2.A2" office:value-type="string">
            <text:p text:style-name="P5">10</text:p>
          </table:table-cell>
          <table:table-cell table:style-name="Table2.A2" office:value-type="string">
            <text:p text:style-name="P5">1320</text:p>
          </table:table-cell>
          <table:table-cell table:style-name="Table2.C2" office:value-type="string">
            <text:p text:style-name="P5">80</text:p>
          </table:table-cell>
        </table:table-row>
        <table:table-row>
          <table:table-cell table:style-name="Table2.A2" office:value-type="string">
            <text:p text:style-name="P5">50</text:p>
          </table:table-cell>
          <table:table-cell table:style-name="Table2.A2" office:value-type="string">
            <text:p text:style-name="P5">6600</text:p>
          </table:table-cell>
          <table:table-cell table:style-name="Table2.C2" office:value-type="string">
            <text:p text:style-name="P5">400</text:p>
          </table:table-cell>
        </table:table-row>
        <table:table-row>
          <table:table-cell table:style-name="Table2.A2" office:value-type="string">
            <text:p text:style-name="P5">150</text:p>
          </table:table-cell>
          <table:table-cell table:style-name="Table2.A2" office:value-type="string">
            <text:p text:style-name="P5">19800</text:p>
          </table:table-cell>
          <table:table-cell table:style-name="Table2.C2" office:value-type="string">
            <text:p text:style-name="P5">1200</text:p>
          </table:table-cell>
        </table:table-row>
        <table:table-row>
          <table:table-cell table:style-name="Table2.A2" office:value-type="string">
            <text:p text:style-name="P5">500</text:p>
          </table:table-cell>
          <table:table-cell table:style-name="Table2.A2" office:value-type="string">
            <text:p text:style-name="P5">66000</text:p>
          </table:table-cell>
          <table:table-cell table:style-name="Table2.C2" office:value-type="string">
            <text:p text:style-name="P5">4000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11">Количество записей</text:p>
          </table:table-cell>
          <table:table-cell table:style-name="Table3.A1" office:value-type="string">
            <text:p text:style-name="P11">Занимаемый % массива ключей от всей таблицы</text:p>
          </table:table-cell>
          <table:table-cell table:style-name="Table3.A1" office:value-type="string">
            <text:p text:style-name="P11">% <text:span text:style-name="T7">роста скорости </text:span>сортировки массива ключей по сравнению с <text:span text:style-name="T7">таблицей (пузырек)</text:span></text:p>
          </table:table-cell>
          <table:table-cell table:style-name="Table3.D1" office:value-type="string">
            <text:p text:style-name="P11">% <text:span text:style-name="T7">роста скорости</text:span> сортировки <text:span text:style-name="T7">массива ключей по сравнениню с таблицей (QuickSort)</text:span></text:p>
          </table:table-cell>
        </table:table-row>
        <table:table-row>
          <table:table-cell table:style-name="Table3.A2" office:value-type="string">
            <text:p text:style-name="P11">10</text:p>
          </table:table-cell>
          <table:table-cell table:style-name="Table3.A2" office:value-type="string">
            <text:p text:style-name="P11">~6%</text:p>
          </table:table-cell>
          <table:table-cell table:style-name="Table3.A2" office:value-type="string">
            <text:p text:style-name="P12">~200%</text:p>
          </table:table-cell>
          <table:table-cell table:style-name="Table3.D2" office:value-type="string">
            <text:p text:style-name="P12">~115%</text:p>
          </table:table-cell>
        </table:table-row>
        <table:table-row>
          <table:table-cell table:style-name="Table3.A2" office:value-type="string">
            <text:p text:style-name="P11">50</text:p>
          </table:table-cell>
          <table:table-cell table:style-name="Table3.A2" office:value-type="string">
            <text:p text:style-name="P11">~6%</text:p>
          </table:table-cell>
          <table:table-cell table:style-name="Table3.A2" office:value-type="string">
            <text:p text:style-name="P12">~192%</text:p>
          </table:table-cell>
          <table:table-cell table:style-name="Table3.D2" office:value-type="string">
            <text:p text:style-name="P12">~138%</text:p>
          </table:table-cell>
        </table:table-row>
        <table:table-row>
          <table:table-cell table:style-name="Table3.A2" office:value-type="string">
            <text:p text:style-name="P11">150</text:p>
          </table:table-cell>
          <table:table-cell table:style-name="Table3.A2" office:value-type="string">
            <text:p text:style-name="P11">~6%</text:p>
          </table:table-cell>
          <table:table-cell table:style-name="Table3.A2" office:value-type="string">
            <text:p text:style-name="P12">~310%</text:p>
          </table:table-cell>
          <table:table-cell table:style-name="Table3.D2" office:value-type="string">
            <text:p text:style-name="P12">~164%</text:p>
          </table:table-cell>
        </table:table-row>
        <table:table-row>
          <table:table-cell table:style-name="Table3.A2" office:value-type="string">
            <text:p text:style-name="P11">500</text:p>
          </table:table-cell>
          <table:table-cell table:style-name="Table3.A2" office:value-type="string">
            <text:p text:style-name="P11">~6%</text:p>
          </table:table-cell>
          <table:table-cell table:style-name="Table3.A2" office:value-type="string">
            <text:p text:style-name="P12">~328%</text:p>
          </table:table-cell>
          <table:table-cell table:style-name="Table3.D2" office:value-type="string">
            <text:p text:style-name="P12">~165%</text:p>
          </table:table-cell>
        </table:table-row>
      </table:table>
      <text:p text:style-name="P8"><text:soft-page-break/></text:p>
      <text:p text:style-name="P8">Выводы по проделанной работе</text:p>
      <text:p text:style-name="P7">Чем больше размерой самой таблицы, тем более эффективнее становится сортировка массива ключей, но даже на маленьких размерах таблицы, сортировка массива ключей происходит быстрее, чем сортировка самой таблицы. <text:s/>Однако, для хранения массива ключей нужна дополнительная память. В моем случае понадобилось не так много дополнительной памяти под массив ключей, но, если бы я в качествев поля выбрал бы не площадь квартиры (тип int, 4б), а, например, строку, длиной хотя бы 10 символов, то затраты на память возр<text:span text:style-name="T3">о</text:span>сли. <text:span text:style-name="T5">Стоит отметить, что использование массива ключей неэффективно при небольших размерах самой таблицы. В таком случае эффективнее просто отсортировать таблицу, так как разница во времени будет несущественна, а затраты на память сократятся.</text:span></text:p>
      <text:p text:style-name="P1"/>
      <text:p text:style-name="P1"/>
      <text:p text:style-name="P3">Контрольные вопросы</text:p>
      <text:p text:style-name="P9">Как выделяется память под вариантную часть записи?</text:p>
      <text:p text:style-name="P1">В языке си, вариативная часть структуры реализована с помощью union. Память выделяется в одном “куске” памяти, имеющий размер, <text:s/>который способен вместить наибольшее поле из указанных.</text:p>
      <text:p text:style-name="P1"/>
      <text:p text:style-name="P4">Что будет, если в вариантную часть ввести данные, несоответствующие описанным?</text:p>
      <text:p text:style-name="P1">Результат будет системно-зависимым и трудно предсказуемым. Возможно, произойдет приведение типов.</text:p>
      <text:p text:style-name="P1"/>
      <text:p text:style-name="P4">Кто должен следить за правильностью выполнения операций с вариантной частью записи?</text:p>
      <text:p text:style-name="P1">Ответственность за правильность проведения операций целиком и полностью лежит на программисте. <text:span text:style-name="T2">“Следить и помнить, какие именно данные были помещены в объединение, - это забота программиста” </text:span><text:s/>— Брайан Керниган, Деннис Ритчи. Язык программирования Си.</text:p>
      <text:p text:style-name="P1"/>
      <text:p text:style-name="P4">Что представляет собой таблица ключей, зачем она нужна?</text:p>
      <text:p text:style-name="P1">Таблица ключей представляет собой таблицу, в которой находится два столбца: номер ячейки в исходной таблице и значение выбранного программистом поля исходной таблицы для этой ячейки (в моем случае – площадь квартиры).</text:p>
      <text:p text:style-name="P1"/>
      <text:p text:style-name="P4">В каких случаях эффективнее обрабатывать данные в самой таблице, а когда – использовать таблицу ключей?</text:p>
      <text:p text:style-name="P1">Обрабатывать данные в самой таблице эффективнее использовать когда время обработки не так важно, как задействованная память. А использование таблицы ключей, наооборот, эффективно когда нужно быстрое время обработки и не так важна дополнительная задействованная память. <text:span text:style-name="T5">Так же, использование таблицы неэффективно, когда сама таблица состоит из маленького количества полей, например, таблица, имеющая два поля: “Ученик” и “Оценка”. В таком случае, таблица ключей будет лишь занимать дополнительное место в памяти и не даст никакой выгоды во времени.</text:span></text:p>
      <text:p text:style-name="P1"/>
      <text:p text:style-name="P4">Какие способы сортировки предпочтительнее для обработки таблиц и почему?</text:p>
      <text:p text:style-name="P1">Для таблиц <text:span text:style-name="T6">из большого количества записей</text:span> предпочитетльно использовать стандартные и устойчивые способы сортировки, со средним временем обработки O(n*log n), такие как QuickSort, MergeSort и т.д. <text:span text:style-name="T6">Если же в таблице не так много записей, то предпочтительнее использовать простые алгоритмы сортировки, например,сортировку пузырько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3T11:54:41.998039564</dc:date>
    <meta:editing-duration>PT57M1S</meta:editing-duration>
    <meta:editing-cycles>7</meta:editing-cycles>
    <meta:generator>LibreOffice/6.0.7.3$Linux_X86_64 LibreOffice_project/00m0$Build-3</meta:generator>
    <meta:document-statistic meta:table-count="3" meta:image-count="0" meta:object-count="0" meta:page-count="3" meta:paragraph-count="131" meta:word-count="736" meta:character-count="5452" meta:non-whitespace-character-count="4757"/>
  </office:meta>
</office:document-meta>
</file>